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Esisteva una via a Bologna che si chiamava <text:span text:style-name="T2">Pugliole di San Bernardino</text:span>.Questa strada è scomparsa a seguito degli interventi urbanistici degli anni '30 del XX secolo che portarono alla creazione di via Guglielmo Marconi (allora via Roma).</text:p>
      <text:p text:style-name="Normale">Le "Pugliole di San Bernardino" prendevano il nome dal Monastero o Convento di San Bernardino che si trovava nell'area dell'attuale Piazza dei Martiri 1943-1945.La via si diramava da Borgo Polese (l'attuale via Polese) e si snodava fino a via del Porto, seguendo in parte l'attuale percorso di via Marconi.</text:p>
      <text:p text:style-name="Normale">Il termine "Pugliola" (o, al plurale, "Pugliole") è un termine antico della toponomastica bolognese.Si riferisce a un vicolo, una stradina o un piccolo gruppo di case.In genere, indicava una via di ridotte dimensioni o un'area residenziale secondaria, spesso derivante da un'antica suddivisione del tessuto urbano.</text:p>
      <text:p text:style-name="Normale">Molte strade e vicoli a Bologna, come "Pugliole di San Bernardino" o "Pugliole dello Spirito Santo," prendevano il nome da chiese o monasteri che si trovavano in prossimità, unendo il nome dell'istituzione religiosa al termine "pugliola" per indicare il vicolo adiacente.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uggero Rostirolla</meta:initial-creator>
    <dc:creator>Ruggero Rostirolla</dc:creator>
    <meta:creation-date>2025-11-01T20:46:00Z</meta:creation-date>
    <dc:date>2025-11-01T20:47:00Z</dc:date>
    <meta:template xlink:href="Normal.dotm" xlink:type="simple"/>
    <meta:editing-cycles>1</meta:editing-cycles>
    <meta:editing-duration>PT60S</meta:editing-duration>
    <meta:document-statistic meta:page-count="1" meta:paragraph-count="2" meta:word-count="168" meta:character-count="1130" meta:row-count="8" meta:non-whitespace-character-count="964"/>
  </office:meta>
</office:document-meta>
</file>